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language="zxx" fo:country="none" fo:font-weight="bold" officeooo:paragraph-rsid="00162151" style:font-size-asian="20pt" style:language-asian="zxx" style:country-asian="none" style:font-weight-asian="bold" style:font-size-complex="20pt" style:language-complex="zxx" style:country-complex="none" style:font-weight-complex="bold"/>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text-properties fo:language="zxx" fo:country="none" officeooo:paragraph-rsid="00162151" style:language-asian="zxx" style:country-asian="none" style:language-complex="zxx" style:country-complex="none"/>
    </style:style>
    <style:style style:name="P4" style:family="paragraph" style:parent-style-name="Standard">
      <style:text-properties fo:language="zxx" fo:country="none" officeooo:rsid="0018010f" officeooo:paragraph-rsid="0018010f" style:language-asian="zxx" style:country-asian="none" style:language-complex="zxx" style:country-complex="none"/>
    </style:style>
    <style:style style:name="P5" style:family="paragraph" style:parent-style-name="Standard">
      <style:text-properties fo:language="zxx" fo:country="none" officeooo:paragraph-rsid="0018010f" style:language-asian="zxx" style:country-asian="none" style:language-complex="zxx" style:country-complex="none"/>
    </style:style>
    <style:style style:name="P6" style:family="paragraph" style:parent-style-name="Standard">
      <style:text-properties fo:language="zxx" fo:country="none" style:text-underline-style="solid" style:text-underline-width="auto" style:text-underline-color="font-color" style:language-asian="zxx" style:country-asian="none" style:language-complex="zxx" style:country-complex="none"/>
    </style:style>
    <style:style style:name="P7"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8" style:family="paragraph" style:parent-style-name="Standard">
      <style:text-properties officeooo:paragraph-rsid="0018ec82"/>
    </style:style>
    <style:style style:name="P9" style:family="paragraph" style:parent-style-name="Standard" style:list-style-name="L1">
      <style:text-properties fo:language="zxx" fo:country="none" style:language-asian="zxx" style:country-asian="none" style:language-complex="zxx" style:country-complex="none"/>
    </style:style>
    <style:style style:name="P10" style:family="paragraph" style:parent-style-name="Standard" style:list-style-name="L1">
      <style:text-properties fo:language="zxx" fo:country="none" officeooo:paragraph-rsid="00157d4a" style:language-asian="zxx" style:country-asian="none" style:language-complex="zxx" style:country-complex="none"/>
    </style:style>
    <style:style style:name="P11" style:family="paragraph" style:parent-style-name="Standard" style:list-style-name="L2">
      <style:text-properties fo:language="zxx" fo:country="none" officeooo:rsid="0018010f" officeooo:paragraph-rsid="0018010f" style:language-asian="zxx" style:country-asian="none" style:language-complex="zxx" style:country-complex="none"/>
    </style:style>
    <style:style style:name="P12" style:family="paragraph" style:parent-style-name="Standard">
      <style:text-properties fo:language="zxx" fo:country="none" officeooo:rsid="0018010f" officeooo:paragraph-rsid="0018010f" style:language-asian="zxx" style:country-asian="none" style:language-complex="zxx" style:country-complex="none"/>
    </style:style>
    <style:style style:name="P13" style:family="paragraph" style:parent-style-name="Standard">
      <style:text-properties fo:language="zxx" fo:country="none" officeooo:paragraph-rsid="0018010f" style:language-asian="zxx" style:country-asian="none" style:language-complex="zxx" style:country-complex="none"/>
    </style:style>
    <style:style style:name="P14" style:family="paragraph" style:parent-style-name="Standard">
      <style:paragraph-properties fo:text-align="end" style:justify-single-word="false"/>
      <style:text-properties fo:language="zxx" fo:country="none" officeooo:rsid="001c3f68" officeooo:paragraph-rsid="001c3f68" style:language-asian="zxx" style:country-asian="none" style:language-complex="zxx" style:country-complex="none"/>
    </style:style>
    <style:style style:name="T1" style:family="text">
      <style:text-properties officeooo:rsid="00157d4a"/>
    </style:style>
    <style:style style:name="T2" style:family="text">
      <style:text-properties officeooo:rsid="00162151"/>
    </style:style>
    <style:style style:name="T3" style:family="text">
      <style:text-properties officeooo:rsid="00174c48"/>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162151" style:language-asian="zxx" style:country-asian="none" style:language-complex="zxx" style:country-complex="none"/>
    </style:style>
    <style:style style:name="T6" style:family="text">
      <style:text-properties fo:language="zxx" fo:country="none" officeooo:rsid="0018ec82" style:language-asian="zxx" style:country-asian="none" style:language-complex="zxx" style:country-complex="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ercizio 4</text:p>
      <text:p text:style-name="P3">In questo esercizio viene chiesto di implementare delle librerie per la gestione dei grafi con la</text:p>
      <text:p text:style-name="P3">successiva esecuzione dell’algoritmo di Dijkstra su una “mappa” contente alcune città italiane, in</text:p>
      <text:p text:style-name="P3">formato csv, per calcolarne il percorso minimo.</text:p>
      <text:p text:style-name="P2"/>
      <text:p text:style-name="P6">Strutture dati utilizzate per la libreria:</text:p>
      <text:p text:style-name="P3">Le strutture dati che si è scelto di implementare per la corretta esecuzione dei metodi nei tempi</text:p>
      <text:p text:style-name="P3">richiesti sono:</text:p>
      <text:list xml:id="list1252755714" text:style-name="L1">
        <text:list-item>
          <text:p text:style-name="P9">HashMap per la struttura a grafo <text:span text:style-name="T1">(caso medio con operazioni in O(1))</text:span></text:p>
        </text:list-item>
        <text:list-item>
          <text:p text:style-name="P10">HashSet per contenere gli archi <text:span text:style-name="T1">(caso medio con operazioni in O(1))</text:span></text:p>
        </text:list-item>
        <text:list-item>
          <text:p text:style-name="P9">LinkedList <text:span text:style-name="T1">necessaria</text:span> per <text:span text:style-name="T1">tenere conto, per ciascun nodo, degli archi che partono da quest’ultimo per raggiungere gli altri nodi presenti all’interno del grafo.</text:span></text:p>
        </text:list-item>
      </text:list>
      <text:p text:style-name="P2">Come visto a lezione l’HashMap <text:span text:style-name="T1">(implementazione di una tabella hash) si occupa di</text:span> mappa<text:span text:style-name="T1">re</text:span> i valori chiave, consentendo <text:span text:style-name="T1">all’utente di avere</text:span> un accesso diretto alla posizione desiderata.</text:p>
      <text:p text:style-name="P3"><text:span text:style-name="T1">Necessitiamo di questa struttura dati in quanto l’utilizzo di un “classico array” implicherebbe l’avere le classiche operazioni di ricerca e cancellazione in tempo O(n)(</text:span><text:span text:style-name="T2">nel caso peggiore necessito di scorrere tutta la struttura</text:span><text:span text:style-name="T1">) che le hash table offrono in O(1) nel caso medio.</text:span></text:p>
      <text:p text:style-name="P3">Discorso analogo per quanto riguarda l’HashSet sulla questione tempo.</text:p>
      <text:p text:style-name="P3"/>
      <text:p text:style-name="P6">Funzionamento:</text:p>
      <text:p text:style-name="P3">La classe principale Graph, all’interno di graphlibrary, contiene il grafo principale come un</text:p>
      <text:p text:style-name="P3">HashMap di tipo &lt;G-generico, LinkedList&lt;Route&lt;G-generico, T-generico&gt;&gt;&gt;, questo serve perché</text:p>
      <text:p text:style-name="P3">nel nostro caso la chiave sarà il nodo a cui ci riferiamo, mentre la LinkedList <text:span text:style-name="T2">conterrà tutti gli archi che a partire dal nodo in questione ci permettono di raggiungere i suoi adiacenti</text:span>, che abbiamo chiamato “Route”.</text:p>
      <text:p text:style-name="P3">La seconda struttura contenuta è l’HashSet di tipo &lt;EntireRoute&lt;G-generico, T-generico&gt;&gt;, questa</text:p>
      <text:p text:style-name="P8"><text:span text:style-name="T4">serve per contenere quelli che noi abbiamo chiamato “EntireRoute”, </text:span><text:span text:style-name="T5">ovvero oggetti del tipo “primo nodo, secondo nodo e peso dell’arco” che memorizzano quindi tutti gli archi presenti nel nostro grafo e il relativo peso. Tale struttura </text:span><text:span text:style-name="T6">v</text:span><text:span text:style-name="T4">iene usata come supporto per alcune operazioni che altrimenti, solo con la struttura che rappresenta il grafo principale, non si riuscirebbero ad effettuare in tempi O(1). Per esempio, per verificare l’esistenza di un determinato arco senza questo HashSet, dovrei scorrere l’HashMap iterando sulle adiacenze dei vari nodi, quindi </text:span><text:span text:style-name="T5">senza riuscire ad effettuare un accesso diretto(O(1)) o comunque senza dover confrontare l’arco desiderato con gli adiacenti, presenti nella lista di adiacenza, del nodo </text:span><text:span text:style-name="T6">iniziale dell</text:span><text:span text:style-name="T5">’arco.</text:span></text:p>
      <text:p text:style-name="P2"/>
      <text:p text:style-name="P7">Dijkstra:</text:p>
      <text:p text:style-name="P3">Lalgoritmo di Dijkstra si appoggia su strutture implementate nell’esercizio 3 del MinimalHeap,</text:p>
      <text:p text:style-name="P3">questo consente all’algoritmo di rintracciare sempre il nodo minimo, estrarlo, calcolare la distanza</text:p>
      <text:p text:style-name="P3">da quel nodo ai suoi adiacenti, impostare il nuovo valore dei nodi adiacenti, ed estrarre il successivo</text:p>
      <text:p text:style-name="P3">con valore minimo. Procedendo in questo modo si crea uno heap con i valori minimi trovato da<text:span text:style-name="T3">lla sorgente </text:span>A al<text:span text:style-name="T3">la</text:span> <text:span text:style-name="T3">destinazione </text:span>B impostati nel main.</text:p>
      <text:p text:style-name="P3"/>
      <text:p text:style-name="P4">ESEMPI:</text:p>
      <text:list xml:id="list1770296373" text:style-name="L2">
        <text:list-item>
          <text:p text:style-name="P11">Torino(sorgente) dista da Catania(una delle destinazioni) : <text:s/>1207.68km;</text:p>
        </text:list-item>
        <text:list-item>
          <text:p text:style-name="P11">Milano(sorgente) dista da Venezia(una delle destinazioni) : 309.852 km;</text:p>
        </text:list-item>
        <text:list-item>
          <text:p text:style-name="P11">Gemini(sorgente) dista da Tarvisio(una delle destinazioni) : 974.263 km;</text:p>
        </text:list-item>
      </text:list>
      <text:p text:style-name="P5"/>
      <text:p text:style-name="P4">Vista la natura non orientata del grafo, la distanza da una “sorgente” ad un a “destinazione” è equivalente in entrambi i sensi. </text:p>
      <text:p text:style-name="P5"/>
      <text:p text:style-name="P14">Riccardo Venturini &amp; Cosmin Lavr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2T09:41:06.064393037</meta:creation-date>
    <dc:date>2022-06-13T11:05:35.169155607</dc:date>
    <meta:editing-duration>PT1H30M4S</meta:editing-duration>
    <meta:editing-cycles>4</meta:editing-cycles>
    <meta:generator>LibreOffice/7.3.3.2$Linux_X86_64 LibreOffice_project/30$Build-2</meta:generator>
    <meta:document-statistic meta:table-count="0" meta:image-count="0" meta:object-count="0" meta:page-count="1" meta:paragraph-count="30" meta:word-count="496" meta:character-count="3342" meta:non-whitespace-character-count="2880"/>
  </office:meta>
</office:document-meta>
</file>